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anifest.rdf" manifest:media-type="application/rdf+xml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Configurations2/" manifest:media-type="application/vnd.sun.xml.ui.configuration"/>
  <manifest:file-entry manifest:full-path="Object 2/style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18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hecksums (x64)" table:style-name="ta1">
        <table:shapes>
          <draw:frame draw:z-index="0" draw:style-name="gr1" draw:text-style-name="P1" svg:width="12.1413in" svg:height="5.898in" svg:x="7.2083in" svg:y="0.1358in">
            <draw:object draw:notify-on-update-of-ranges="'Checksums (x64)'.B1:'Checksums (x64)'.H1 'Checksums (x64)'.A2:'Checksums (x64)'.A2 'Checksums (x64)'.B2:'Checksums (x64)'.H2 'Checksums (x64)'.A3:'Checksums (x64)'.A3 'Checksums (x64)'.B3:'Checksums (x64)'.H3 'Checksums (x64)'.A4:'Checksums (x64)'.A4 'Checksums (x64)'.B4:'Checksums (x64)'.H4 'Checksums (x64)'.A5:'Checksums (x64)'.A5 'Checksums (x64)'.B5:'Checksums (x64)'.H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9268in" svg:height="3.8961in" svg:x="0.1579in" svg:y="2.0961in">
            <draw:object draw:notify-on-update-of-ranges="'Checksums (x64)'.B9:'Checksums (x64)'.H9 'Checksums (x64)'.A10:'Checksums (x64)'.A10 'Checksums (x64)'.B10:'Checksums (x64)'.H10 'Checksums (x64)'.A11:'Checksums (x64)'.A11 'Checksums (x64)'.B11:'Checksums (x64)'.H1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/>
          <table:table-cell office:value-type="string" calcext:value-type="string">
            <text:p>Adler32</text:p>
          </table:table-cell>
          <table:table-cell office:value-type="string" calcext:value-type="string">
            <text:p>CRC16 CCITT</text:p>
          </table:table-cell>
          <table:table-cell office:value-type="string" calcext:value-type="string">
            <text:p>CRC16 IBM</text:p>
          </table:table-cell>
          <table:table-cell office:value-type="string" calcext:value-type="string">
            <text:p>CRC32</text:p>
          </table:table-cell>
          <table:table-cell office:value-type="string" calcext:value-type="string">
            <text:p>CRC64</text:p>
          </table:table-cell>
          <table:table-cell office:value-type="string" calcext:value-type="string">
            <text:p>Fletcher16</text:p>
          </table:table-cell>
          <table:table-cell office:value-type="string" calcext:value-type="string">
            <text:p>Fletcher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5436" calcext:value-type="float">
            <text:p>5436</text:p>
          </table:table-cell>
          <table:table-cell office:value-type="float" office:value="4987" calcext:value-type="float">
            <text:p>4987</text:p>
          </table:table-cell>
          <table:table-cell office:value-type="float" office:value="4813" calcext:value-type="float">
            <text:p>4813</text:p>
          </table:table-cell>
          <table:table-cell office:value-type="float" office:value="2719" calcext:value-type="float">
            <text:p>2719</text:p>
          </table:table-cell>
          <table:table-cell office:value-type="float" office:value="2584" calcext:value-type="float">
            <text:p>2584</text:p>
          </table:table-cell>
          <table:table-cell office:value-type="float" office:value="5263" calcext:value-type="float">
            <text:p>5263</text:p>
          </table:table-cell>
          <table:table-cell office:value-type="float" office:value="5243" calcext:value-type="float">
            <text:p>524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ru</text:p>
          </table:table-cell>
          <table:table-cell office:value-type="float" office:value="843" calcext:value-type="float">
            <text:p>843</text:p>
          </table:table-cell>
          <table:table-cell office:value-type="float" office:value="1041" calcext:value-type="float">
            <text:p>1041</text:p>
          </table:table-cell>
          <table:table-cell office:value-type="float" office:value="1199" calcext:value-type="float">
            <text:p>1199</text:p>
          </table:table-cell>
          <table:table-cell office:value-type="float" office:value="859" calcext:value-type="float">
            <text:p>859</text:p>
          </table:table-cell>
          <table:table-cell office:value-type="float" office:value="752" calcext:value-type="float">
            <text:p>752</text:p>
          </table:table-cell>
          <table:table-cell office:value-type="float" office:value="924" calcext:value-type="float">
            <text:p>924</text:p>
          </table:table-cell>
          <table:table-cell office:value-type="float" office:value="835" calcext:value-type="float">
            <text:p>8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ruNative</text:p>
          </table:table-cell>
          <table:table-cell office:value-type="float" office:value="481" calcext:value-type="float">
            <text:p>481</text:p>
          </table:table-cell>
          <table:table-cell office:value-type="float" office:value="975" calcext:value-type="float">
            <text:p>975</text:p>
          </table:table-cell>
          <table:table-cell office:value-type="float" office:value="854" calcext:value-type="float">
            <text:p>854</text:p>
          </table:table-cell>
          <table:table-cell office:value-type="float" office:value="560" calcext:value-type="float">
            <text:p>560</text:p>
          </table:table-cell>
          <table:table-cell office:value-type="float" office:value="602" calcext:value-type="float">
            <text:p>602</text:p>
          </table:table-cell>
          <table:table-cell office:value-type="float" office:value="923" calcext:value-type="float">
            <text:p>923</text:p>
          </table:table-cell>
          <table:table-cell office:value-type="float" office:value="800" calcext:value-type="float">
            <text:p>8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hash</text:p>
          </table:table-cell>
          <table:table-cell table:number-columns-repeated="3"/>
          <table:table-cell office:value-type="float" office:value="984" calcext:value-type="float">
            <text:p>984</text:p>
          </table:table-cell>
          <table:table-cell table:number-columns-repeated="9"/>
        </table:table-row>
        <table:table-row table:style-name="ro1" table:number-rows-repeated="3">
          <table:table-cell table:number-columns-repeated="14"/>
        </table:table-row>
        <table:table-row table:style-name="ro1">
          <table:table-cell/>
          <table:table-cell office:value-type="string" calcext:value-type="string">
            <text:p>Adler32</text:p>
          </table:table-cell>
          <table:table-cell office:value-type="string" calcext:value-type="string">
            <text:p>CRC16 CCITT</text:p>
          </table:table-cell>
          <table:table-cell office:value-type="string" calcext:value-type="string">
            <text:p>CRC16 IBM</text:p>
          </table:table-cell>
          <table:table-cell office:value-type="string" calcext:value-type="string">
            <text:p>CRC32</text:p>
          </table:table-cell>
          <table:table-cell office:value-type="string" calcext:value-type="string">
            <text:p>CRC64</text:p>
          </table:table-cell>
          <table:table-cell office:value-type="string" calcext:value-type="string">
            <text:p>Fletcher16</text:p>
          </table:table-cell>
          <table:table-cell office:value-type="string" calcext:value-type="string">
            <text:p>Fletcher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ru 6</text:p>
          </table:table-cell>
          <table:table-cell table:style-name="ce1" table:formula="of:=[.B2]/[.B3]" office:value-type="percentage" office:value="6.44839857651246" calcext:value-type="percentage">
            <text:p>644.84%</text:p>
          </table:table-cell>
          <table:table-cell table:style-name="ce1" table:formula="of:=[.C2]/[.C3]" office:value-type="percentage" office:value="4.79058597502402" calcext:value-type="percentage">
            <text:p>479.06%</text:p>
          </table:table-cell>
          <table:table-cell table:style-name="ce1" table:formula="of:=[.D2]/[.D3]" office:value-type="percentage" office:value="4.01417848206839" calcext:value-type="percentage">
            <text:p>401.42%</text:p>
          </table:table-cell>
          <table:table-cell table:style-name="ce1" table:formula="of:=[.E2]/[.E3]" office:value-type="percentage" office:value="3.16530849825378" calcext:value-type="percentage">
            <text:p>316.53%</text:p>
          </table:table-cell>
          <table:table-cell table:style-name="ce1" table:formula="of:=[.F2]/[.F3]" office:value-type="percentage" office:value="3.43617021276596" calcext:value-type="percentage">
            <text:p>343.62%</text:p>
          </table:table-cell>
          <table:table-cell table:style-name="ce1" table:formula="of:=[.G2]/[.G3]" office:value-type="percentage" office:value="5.69588744588745" calcext:value-type="percentage">
            <text:p>569.59%</text:p>
          </table:table-cell>
          <table:table-cell table:style-name="ce1" table:formula="of:=[.H2]/[.H3]" office:value-type="percentage" office:value="6.27904191616767" calcext:value-type="percentage">
            <text:p>627.90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ruNative</text:p>
          </table:table-cell>
          <table:table-cell table:style-name="ce1" table:formula="of:=[.B2]/[.B4]" office:value-type="percentage" office:value="11.3014553014553" calcext:value-type="percentage">
            <text:p>1130.15%</text:p>
          </table:table-cell>
          <table:table-cell table:style-name="ce1" table:formula="of:=[.C2]/[.C4]" office:value-type="percentage" office:value="5.1148717948718" calcext:value-type="percentage">
            <text:p>511.49%</text:p>
          </table:table-cell>
          <table:table-cell table:style-name="ce1" table:formula="of:=[.D2]/[.D4]" office:value-type="percentage" office:value="5.63583138173302" calcext:value-type="percentage">
            <text:p>563.58%</text:p>
          </table:table-cell>
          <table:table-cell table:style-name="ce1" table:formula="of:=[.E2]/[.E4]" office:value-type="percentage" office:value="4.85535714285714" calcext:value-type="percentage">
            <text:p>485.54%</text:p>
          </table:table-cell>
          <table:table-cell table:style-name="ce1" table:formula="of:=[.F2]/[.F4]" office:value-type="percentage" office:value="4.29235880398671" calcext:value-type="percentage">
            <text:p>429.24%</text:p>
          </table:table-cell>
          <table:table-cell table:style-name="ce1" table:formula="of:=[.G2]/[.G4]" office:value-type="percentage" office:value="5.70205850487541" calcext:value-type="percentage">
            <text:p>570.21%</text:p>
          </table:table-cell>
          <table:table-cell table:style-name="ce1" table:formula="of:=[.H2]/[.H4]" office:value-type="percentage" office:value="6.55375" calcext:value-type="percentage">
            <text:p>655.38%</text:p>
          </table:table-cell>
          <table:table-cell table:number-columns-repeated="6"/>
        </table:table-row>
        <table:table-row table:style-name="ro1" table:number-rows-repeated="39">
          <table:table-cell table:number-columns-repeated="14"/>
        </table:table-row>
        <table:table-row table:style-name="ro1">
          <table:table-cell table:number-columns-repeated="8"/>
          <table:table-cell table:style-name="ce1" table:number-columns-repeated="6"/>
        </table:table-row>
        <table:table-row table:style-name="ro1">
          <table:table-cell table:number-columns-repeated="8"/>
          <table:table-cell table:style-name="ce1" table:number-columns-repeated="6"/>
        </table:table-row>
      </table:table>
      <table:table table:name="Hashes (x64)" table:style-name="ta1">
        <table:shapes>
          <draw:frame draw:z-index="0" draw:style-name="gr1" draw:text-style-name="P1" svg:width="12.1413in" svg:height="5.898in" svg:x="5.3339in" svg:y="0.0004in">
            <draw:object draw:notify-on-update-of-ranges="'Hashes (x64)'.B1:'Hashes (x64)'.F1 'Hashes (x64)'.A2:'Hashes (x64)'.A2 'Hashes (x64)'.B2:'Hashes (x64)'.F2 'Hashes (x64)'.A3:'Hashes (x64)'.A3 'Hashes (x64)'.B3:'Hashes (x64)'.F3 'Hashes (x64)'.A4:'Hashes (x64)'.A4 'Hashes (x64)'.B4:'Hashes (x64)'.F4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/>
          <table:table-cell office:value-type="string" calcext:value-type="string">
            <text:p>MD5</text:p>
          </table:table-cell>
          <table:table-cell office:value-type="string" calcext:value-type="string">
            <text:p>SHA1</text:p>
          </table:table-cell>
          <table:table-cell office:value-type="string" calcext:value-type="string">
            <text:p>SHA256</text:p>
          </table:table-cell>
          <table:table-cell office:value-type="string" calcext:value-type="string">
            <text:p>SHA384</text:p>
          </table:table-cell>
          <table:table-cell office:value-type="string" calcext:value-type="string">
            <text:p>SHA5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1664" calcext:value-type="float">
            <text:p>1664</text:p>
          </table:table-cell>
          <table:table-cell office:value-type="float" office:value="989" calcext:value-type="float">
            <text:p>989</text:p>
          </table:table-cell>
          <table:table-cell office:value-type="float" office:value="1004" calcext:value-type="float">
            <text:p>1004</text:p>
          </table:table-cell>
          <table:table-cell office:value-type="float" office:value="1558" calcext:value-type="float">
            <text:p>1558</text:p>
          </table:table-cell>
          <table:table-cell office:value-type="float" office:value="1561" calcext:value-type="float">
            <text:p>15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ash</text:p>
          </table:table-cell>
          <table:table-cell office:value-type="float" office:value="1793" calcext:value-type="float">
            <text:p>1793</text:p>
          </table:table-cell>
          <table:table-cell office:value-type="float" office:value="977" calcext:value-type="float">
            <text:p>977</text:p>
          </table:table-cell>
          <table:table-cell office:value-type="float" office:value="1016" calcext:value-type="float">
            <text:p>1016</text:p>
          </table:table-cell>
          <table:table-cell office:value-type="float" office:value="1559" calcext:value-type="float">
            <text:p>1559</text:p>
          </table:table-cell>
          <table:table-cell office:value-type="float" office:value="1530" calcext:value-type="float">
            <text:p>15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SSL</text:p>
          </table:table-cell>
          <table:table-cell office:value-type="float" office:value="1654" calcext:value-type="float">
            <text:p>1654</text:p>
          </table:table-cell>
          <table:table-cell office:value-type="float" office:value="992" calcext:value-type="float">
            <text:p>992</text:p>
          </table:table-cell>
          <table:table-cell office:value-type="float" office:value="994" calcext:value-type="float">
            <text:p>994</text:p>
          </table:table-cell>
          <table:table-cell office:value-type="float" office:value="1526" calcext:value-type="float">
            <text:p>1526</text:p>
          </table:table-cell>
          <table:table-cell office:value-type="float" office:value="1531" calcext:value-type="float">
            <text:p>1531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MD5</text:p>
          </table:table-cell>
          <table:table-cell office:value-type="string" calcext:value-type="string">
            <text:p>SHA1</text:p>
          </table:table-cell>
          <table:table-cell office:value-type="string" calcext:value-type="string">
            <text:p>SHA256</text:p>
          </table:table-cell>
          <table:table-cell office:value-type="string" calcext:value-type="string">
            <text:p>SHA384</text:p>
          </table:table-cell>
          <table:table-cell office:value-type="string" calcext:value-type="string">
            <text:p>SHA5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ash</text:p>
          </table:table-cell>
          <table:table-cell table:style-name="ce1" table:formula="of:=[.B$3]/[.B$2]" office:value-type="percentage" office:value="1.07752403846154" calcext:value-type="percentage">
            <text:p>107.75%</text:p>
          </table:table-cell>
          <table:table-cell table:style-name="ce1" table:formula="of:=[.C$3]/[.C$2]" office:value-type="percentage" office:value="0.987866531850354" calcext:value-type="percentage">
            <text:p>98.79%</text:p>
          </table:table-cell>
          <table:table-cell table:style-name="ce1" table:formula="of:=[.D$3]/[.D$2]" office:value-type="percentage" office:value="1.01195219123506" calcext:value-type="percentage">
            <text:p>101.20%</text:p>
          </table:table-cell>
          <table:table-cell table:style-name="ce1" table:formula="of:=[.E$3]/[.E$2]" office:value-type="percentage" office:value="1.00064184852375" calcext:value-type="percentage">
            <text:p>100.06%</text:p>
          </table:table-cell>
          <table:table-cell table:style-name="ce1" table:formula="of:=[.F$3]/[.F$2]" office:value-type="percentage" office:value="0.980140935297886" calcext:value-type="percentage">
            <text:p>98.01%</text:p>
          </table:table-cell>
          <table:table-cell table:style-name="ce1" table:number-columns-repeated="2"/>
        </table:table-row>
        <table:table-row table:style-name="ro1">
          <table:table-cell office:value-type="string" calcext:value-type="string">
            <text:p>OpenSSL</text:p>
          </table:table-cell>
          <table:table-cell table:style-name="ce1" table:formula="of:=[.B4]/[.B$2]" office:value-type="percentage" office:value="0.993990384615385" calcext:value-type="percentage">
            <text:p>99.40%</text:p>
          </table:table-cell>
          <table:table-cell table:style-name="ce1" table:formula="of:=[.C4]/[.C$2]" office:value-type="percentage" office:value="1.00303336703741" calcext:value-type="percentage">
            <text:p>100.30%</text:p>
          </table:table-cell>
          <table:table-cell table:style-name="ce1" table:formula="of:=[.D4]/[.D$2]" office:value-type="percentage" office:value="0.99003984063745" calcext:value-type="percentage">
            <text:p>99.00%</text:p>
          </table:table-cell>
          <table:table-cell table:style-name="ce1" table:formula="of:=[.E4]/[.E$2]" office:value-type="percentage" office:value="0.979460847240051" calcext:value-type="percentage">
            <text:p>97.95%</text:p>
          </table:table-cell>
          <table:table-cell table:style-name="ce1" table:formula="of:=[.F4]/[.F$2]" office:value-type="percentage" office:value="0.980781550288277" calcext:value-type="percentage">
            <text:p>98.08%</text:p>
          </table:table-cell>
          <table:table-cell table:number-columns-repeated="2"/>
        </table:table-row>
      </table:table>
      <table:table table:name="SpamSum (x64)" table:style-name="ta1">
        <table:shapes>
          <draw:frame draw:z-index="0" draw:style-name="gr1" draw:text-style-name="P1" svg:width="12.1413in" svg:height="5.898in" svg:x="1.7783in" svg:y="0.0004in">
            <draw:object draw:notify-on-update-of-ranges="'SpamSum (x64)'.B1:'SpamSum (x64)'.B1 'SpamSum (x64)'.A2:'SpamSum (x64)'.A2 'SpamSum (x64)'.B2:'SpamSum (x64)'.B2 'SpamSum (x64)'.A3:'SpamSum (x64)'.A3 'SpamSum (x64)'.B3:'SpamSum (x64)'.B3 'SpamSum (x64)'.A4:'SpamSum (x64)'.A4 'SpamSum (x64)'.B4:'SpamSum (x64)'.B4 'SpamSum (x64)'.A5:'SpamSum (x64)'.A5 'SpamSum (x64)'.B5:'SpamSum (x64)'.B5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SpamSum</text:p>
          </table:table-cell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12.73" calcext:value-type="float">
            <text:p>12.73</text:p>
          </table:table-cell>
        </table:table-row>
        <table:table-row table:style-name="ro1">
          <table:table-cell office:value-type="string" calcext:value-type="string">
            <text:p>Aaru</text:p>
          </table:table-cell>
          <table:table-cell office:value-type="float" office:value="12.06" calcext:value-type="float">
            <text:p>12.06</text:p>
          </table:table-cell>
        </table:table-row>
        <table:table-row table:style-name="ro1">
          <table:table-cell office:value-type="string" calcext:value-type="string">
            <text:p>AaruNative</text:p>
          </table:table-cell>
          <table:table-cell office:value-type="float" office:value="19.84" calcext:value-type="float">
            <text:p>19.84</text:p>
          </table:table-cell>
        </table:table-row>
        <table:table-row table:style-name="ro1">
          <table:table-cell office:value-type="string" calcext:value-type="string">
            <text:p>ssdeep</text:p>
          </table:table-cell>
          <table:table-cell office:value-type="float" office:value="12.66" calcext:value-type="float">
            <text:p>12.66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/>
          <table:table-cell office:value-type="string" calcext:value-type="string">
            <text:p>Adler32</text:p>
          </table:table-cell>
        </table:table-row>
        <table:table-row table:style-name="ro1">
          <table:table-cell office:value-type="string" calcext:value-type="string">
            <text:p>Aaru 6</text:p>
          </table:table-cell>
          <table:table-cell table:style-name="ce1" table:formula="of:=[.B2]/[.B3]" office:value-type="percentage" office:value="1.05555555555556" calcext:value-type="percentage">
            <text:p>105.56%</text:p>
          </table:table-cell>
        </table:table-row>
        <table:table-row table:style-name="ro1">
          <table:table-cell office:value-type="string" calcext:value-type="string">
            <text:p>AaruNative</text:p>
          </table:table-cell>
          <table:table-cell table:style-name="ce1" table:formula="of:=[.B2]/[.B4]" office:value-type="percentage" office:value="0.641633064516129" calcext:value-type="percentage">
            <text:p>64.16%</text:p>
          </table:table-cell>
        </table:table-row>
      </table:table>
      <table:table table:name="Checksums (arm64)" table:style-name="ta1">
        <table:shapes>
          <draw:frame draw:z-index="0" draw:style-name="gr1" draw:text-style-name="P1" svg:width="12.1413in" svg:height="5.898in" svg:x="7.2083in" svg:y="0.1358in">
            <draw:object draw:notify-on-update-of-ranges="'Checksums (arm64)'.B1:'Checksums (arm64)'.H1 'Checksums (arm64)'.A2:'Checksums (arm64)'.A2 'Checksums (arm64)'.B2:'Checksums (arm64)'.H2 'Checksums (arm64)'.A3:'Checksums (arm64)'.A3 'Checksums (arm64)'.B3:'Checksums (arm64)'.H3 'Checksums (arm64)'.A4:'Checksums (arm64)'.A4 'Checksums (arm64)'.B4:'Checksums (arm64)'.H4 'Checksums (arm64)'.A5:'Checksums (arm64)'.A5 'Checksums (arm64)'.B5:'Checksums (arm64)'.H5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1" draw:style-name="gr1" draw:text-style-name="P1" svg:width="6.9268in" svg:height="3.8961in" svg:x="0.1579in" svg:y="2.0961in">
            <draw:object draw:notify-on-update-of-ranges="'Checksums (arm64)'.B9:'Checksums (arm64)'.H9 'Checksums (arm64)'.A10:'Checksums (arm64)'.A10 'Checksums (arm64)'.B10:'Checksums (arm64)'.H10 'Checksums (arm64)'.A11:'Checksums (arm64)'.A11 'Checksums (arm64)'.B11:'Checksums (arm64)'.H11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/>
          <table:table-cell office:value-type="string" calcext:value-type="string">
            <text:p>Adler32</text:p>
          </table:table-cell>
          <table:table-cell office:value-type="string" calcext:value-type="string">
            <text:p>CRC16 CCITT</text:p>
          </table:table-cell>
          <table:table-cell office:value-type="string" calcext:value-type="string">
            <text:p>CRC16 IBM</text:p>
          </table:table-cell>
          <table:table-cell office:value-type="string" calcext:value-type="string">
            <text:p>CRC32</text:p>
          </table:table-cell>
          <table:table-cell office:value-type="string" calcext:value-type="string">
            <text:p>CRC64</text:p>
          </table:table-cell>
          <table:table-cell office:value-type="string" calcext:value-type="string">
            <text:p>Fletcher16</text:p>
          </table:table-cell>
          <table:table-cell office:value-type="string" calcext:value-type="string">
            <text:p>Fletcher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35.536" calcext:value-type="float">
            <text:p>35.536</text:p>
          </table:table-cell>
          <table:table-cell office:value-type="float" office:value="22.76" calcext:value-type="float">
            <text:p>22.76</text:p>
          </table:table-cell>
          <table:table-cell office:value-type="float" office:value="21.611" calcext:value-type="float">
            <text:p>21.611</text:p>
          </table:table-cell>
          <table:table-cell office:value-type="float" office:value="22.341" calcext:value-type="float">
            <text:p>22.341</text:p>
          </table:table-cell>
          <table:table-cell office:value-type="float" office:value="25.283" calcext:value-type="float">
            <text:p>25.283</text:p>
          </table:table-cell>
          <table:table-cell office:value-type="float" office:value="35.473" calcext:value-type="float">
            <text:p>35.473</text:p>
          </table:table-cell>
          <table:table-cell office:value-type="float" office:value="34.597" calcext:value-type="float">
            <text:p>34.59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ru</text:p>
          </table:table-cell>
          <table:table-cell office:value-type="float" office:value="10.174" calcext:value-type="float">
            <text:p>10.174</text:p>
          </table:table-cell>
          <table:table-cell office:value-type="float" office:value="16.248" calcext:value-type="float">
            <text:p>16.248</text:p>
          </table:table-cell>
          <table:table-cell office:value-type="float" office:value="17.364" calcext:value-type="float">
            <text:p>17.364</text:p>
          </table:table-cell>
          <table:table-cell office:value-type="float" office:value="4.949" calcext:value-type="float">
            <text:p>4.949</text:p>
          </table:table-cell>
          <table:table-cell office:value-type="float" office:value="17.59" calcext:value-type="float">
            <text:p>17.59</text:p>
          </table:table-cell>
          <table:table-cell office:value-type="float" office:value="10.608" calcext:value-type="float">
            <text:p>10.608</text:p>
          </table:table-cell>
          <table:table-cell office:value-type="float" office:value="9.405" calcext:value-type="float">
            <text:p>9.4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ruNative</text:p>
          </table:table-cell>
          <table:table-cell office:value-type="float" office:value="3.669" calcext:value-type="float">
            <text:p>3.669</text:p>
          </table:table-cell>
          <table:table-cell office:value-type="float" office:value="4.847" calcext:value-type="float">
            <text:p>4.847</text:p>
          </table:table-cell>
          <table:table-cell office:value-type="float" office:value="4.928" calcext:value-type="float">
            <text:p>4.928</text:p>
          </table:table-cell>
          <table:table-cell office:value-type="float" office:value="3.69" calcext:value-type="float">
            <text:p>3.69</text:p>
          </table:table-cell>
          <table:table-cell office:value-type="float" office:value="6.012" calcext:value-type="float">
            <text:p>6.012</text:p>
          </table:table-cell>
          <table:table-cell office:value-type="float" office:value="4.603" calcext:value-type="float">
            <text:p>4.603</text:p>
          </table:table-cell>
          <table:table-cell office:value-type="float" office:value="4.352" calcext:value-type="float">
            <text:p>4.3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hash</text:p>
          </table:table-cell>
          <table:table-cell table:number-columns-repeated="3"/>
          <table:table-cell office:value-type="float" office:value="4.91" calcext:value-type="float">
            <text:p>4.91</text:p>
          </table:table-cell>
          <table:table-cell table:number-columns-repeated="9"/>
        </table:table-row>
        <table:table-row table:style-name="ro1" table:number-rows-repeated="3">
          <table:table-cell table:number-columns-repeated="14"/>
        </table:table-row>
        <table:table-row table:style-name="ro1">
          <table:table-cell/>
          <table:table-cell office:value-type="string" calcext:value-type="string">
            <text:p>Adler32</text:p>
          </table:table-cell>
          <table:table-cell office:value-type="string" calcext:value-type="string">
            <text:p>CRC16 CCITT</text:p>
          </table:table-cell>
          <table:table-cell office:value-type="string" calcext:value-type="string">
            <text:p>CRC16 IBM</text:p>
          </table:table-cell>
          <table:table-cell office:value-type="string" calcext:value-type="string">
            <text:p>CRC32</text:p>
          </table:table-cell>
          <table:table-cell office:value-type="string" calcext:value-type="string">
            <text:p>CRC64</text:p>
          </table:table-cell>
          <table:table-cell office:value-type="string" calcext:value-type="string">
            <text:p>Fletcher16</text:p>
          </table:table-cell>
          <table:table-cell office:value-type="string" calcext:value-type="string">
            <text:p>Fletcher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ru 6</text:p>
          </table:table-cell>
          <table:table-cell table:style-name="ce1" table:formula="of:=[.B2]/[.B3]" office:value-type="percentage" office:value="3.49282484765087" calcext:value-type="percentage">
            <text:p>349.28%</text:p>
          </table:table-cell>
          <table:table-cell table:style-name="ce1" table:formula="of:=[.C2]/[.C3]" office:value-type="percentage" office:value="1.40078778926637" calcext:value-type="percentage">
            <text:p>140.08%</text:p>
          </table:table-cell>
          <table:table-cell table:style-name="ce1" table:formula="of:=[.D2]/[.D3]" office:value-type="percentage" office:value="1.24458650080627" calcext:value-type="percentage">
            <text:p>124.46%</text:p>
          </table:table-cell>
          <table:table-cell table:style-name="ce1" table:formula="of:=[.E2]/[.E3]" office:value-type="percentage" office:value="4.51424530208123" calcext:value-type="percentage">
            <text:p>451.42%</text:p>
          </table:table-cell>
          <table:table-cell table:style-name="ce1" table:formula="of:=[.F2]/[.F3]" office:value-type="percentage" office:value="1.43735076748152" calcext:value-type="percentage">
            <text:p>143.74%</text:p>
          </table:table-cell>
          <table:table-cell table:style-name="ce1" table:formula="of:=[.G2]/[.G3]" office:value-type="percentage" office:value="3.34398567119155" calcext:value-type="percentage">
            <text:p>334.40%</text:p>
          </table:table-cell>
          <table:table-cell table:style-name="ce1" table:formula="of:=[.H2]/[.H3]" office:value-type="percentage" office:value="3.67857522594365" calcext:value-type="percentage">
            <text:p>367.86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ruNative</text:p>
          </table:table-cell>
          <table:table-cell table:style-name="ce1" table:formula="of:=[.B2]/[.B4]" office:value-type="percentage" office:value="9.68547288089398" calcext:value-type="percentage">
            <text:p>968.55%</text:p>
          </table:table-cell>
          <table:table-cell table:style-name="ce1" table:formula="of:=[.C2]/[.C4]" office:value-type="percentage" office:value="4.69568805446668" calcext:value-type="percentage">
            <text:p>469.57%</text:p>
          </table:table-cell>
          <table:table-cell table:style-name="ce1" table:formula="of:=[.D2]/[.D4]" office:value-type="percentage" office:value="4.38534902597403" calcext:value-type="percentage">
            <text:p>438.53%</text:p>
          </table:table-cell>
          <table:table-cell table:style-name="ce1" table:formula="of:=[.E2]/[.E4]" office:value-type="percentage" office:value="6.05447154471545" calcext:value-type="percentage">
            <text:p>605.45%</text:p>
          </table:table-cell>
          <table:table-cell table:style-name="ce1" table:formula="of:=[.F2]/[.F4]" office:value-type="percentage" office:value="4.20542248835662" calcext:value-type="percentage">
            <text:p>420.54%</text:p>
          </table:table-cell>
          <table:table-cell table:style-name="ce1" table:formula="of:=[.G2]/[.G4]" office:value-type="percentage" office:value="7.70649576363241" calcext:value-type="percentage">
            <text:p>770.65%</text:p>
          </table:table-cell>
          <table:table-cell table:style-name="ce1" table:formula="of:=[.H2]/[.H4]" office:value-type="percentage" office:value="7.94967830882353" calcext:value-type="percentage">
            <text:p>794.97%</text:p>
          </table:table-cell>
          <table:table-cell table:number-columns-repeated="6"/>
        </table:table-row>
        <table:table-row table:style-name="ro1" table:number-rows-repeated="39">
          <table:table-cell table:number-columns-repeated="14"/>
        </table:table-row>
        <table:table-row table:style-name="ro1">
          <table:table-cell table:number-columns-repeated="8"/>
          <table:table-cell table:style-name="ce1" table:number-columns-repeated="6"/>
        </table:table-row>
        <table:table-row table:style-name="ro1">
          <table:table-cell table:number-columns-repeated="8"/>
          <table:table-cell table:style-name="ce1" table:number-columns-repeated="6"/>
        </table:table-row>
      </table:table>
      <table:table table:name="Hashes (arm64)" table:style-name="ta1">
        <table:shapes>
          <draw:frame draw:z-index="0" draw:style-name="gr1" draw:text-style-name="P1" svg:width="12.1413in" svg:height="5.898in" svg:x="5.3339in" svg:y="0.0004in">
            <draw:object draw:notify-on-update-of-ranges="'Hashes (arm64)'.B1:'Hashes (arm64)'.F1 'Hashes (arm64)'.A2:'Hashes (arm64)'.A2 'Hashes (arm64)'.B2:'Hashes (arm64)'.F2 'Hashes (arm64)'.A3:'Hashes (arm64)'.A3 'Hashes (arm64)'.B3:'Hashes (arm64)'.F3 'Hashes (arm64)'.A4:'Hashes (arm64)'.A4 'Hashes (arm64)'.B4:'Hashes (arm64)'.F4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/>
          <table:table-cell office:value-type="string" calcext:value-type="string">
            <text:p>MD5</text:p>
          </table:table-cell>
          <table:table-cell office:value-type="string" calcext:value-type="string">
            <text:p>SHA1</text:p>
          </table:table-cell>
          <table:table-cell office:value-type="string" calcext:value-type="string">
            <text:p>SHA256</text:p>
          </table:table-cell>
          <table:table-cell office:value-type="string" calcext:value-type="string">
            <text:p>SHA384</text:p>
          </table:table-cell>
          <table:table-cell office:value-type="string" calcext:value-type="string">
            <text:p>SHA5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8.102" calcext:value-type="float">
            <text:p>8.102</text:p>
          </table:table-cell>
          <table:table-cell office:value-type="float" office:value="8.904" calcext:value-type="float">
            <text:p>8.904</text:p>
          </table:table-cell>
          <table:table-cell office:value-type="float" office:value="13.41" calcext:value-type="float">
            <text:p>13.41</text:p>
          </table:table-cell>
          <table:table-cell office:value-type="float" office:value="10.122" calcext:value-type="float">
            <text:p>10.122</text:p>
          </table:table-cell>
          <table:table-cell office:value-type="float" office:value="9.847" calcext:value-type="float">
            <text:p>9.8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SSL</text:p>
          </table:table-cell>
          <table:table-cell office:value-type="float" office:value="8.231" calcext:value-type="float">
            <text:p>8.231</text:p>
          </table:table-cell>
          <table:table-cell office:value-type="float" office:value="8.723" calcext:value-type="float">
            <text:p>8.723</text:p>
          </table:table-cell>
          <table:table-cell office:value-type="float" office:value="13.49" calcext:value-type="float">
            <text:p>13.49</text:p>
          </table:table-cell>
          <table:table-cell office:value-type="float" office:value="10.178" calcext:value-type="float">
            <text:p>10.178</text:p>
          </table:table-cell>
          <table:table-cell office:value-type="float" office:value="10.091" calcext:value-type="float">
            <text:p>10.0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ash</text:p>
          </table:table-cell>
          <table:table-cell office:value-type="float" office:value="8.177" calcext:value-type="float">
            <text:p>8.177</text:p>
          </table:table-cell>
          <table:table-cell office:value-type="float" office:value="8.772" calcext:value-type="float">
            <text:p>8.772</text:p>
          </table:table-cell>
          <table:table-cell office:value-type="float" office:value="13.39" calcext:value-type="float">
            <text:p>13.39</text:p>
          </table:table-cell>
          <table:table-cell office:value-type="float" office:value="9.738" calcext:value-type="float">
            <text:p>9.738</text:p>
          </table:table-cell>
          <table:table-cell office:value-type="float" office:value="9.916" calcext:value-type="float">
            <text:p>9.916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MD5</text:p>
          </table:table-cell>
          <table:table-cell office:value-type="string" calcext:value-type="string">
            <text:p>SHA1</text:p>
          </table:table-cell>
          <table:table-cell office:value-type="string" calcext:value-type="string">
            <text:p>SHA256</text:p>
          </table:table-cell>
          <table:table-cell office:value-type="string" calcext:value-type="string">
            <text:p>SHA384</text:p>
          </table:table-cell>
          <table:table-cell office:value-type="string" calcext:value-type="string">
            <text:p>SHA5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ash</text:p>
          </table:table-cell>
          <table:table-cell table:style-name="ce1" table:formula="of:=[.B$3]/[.B$2]" office:value-type="percentage" office:value="1.01592199456924" calcext:value-type="percentage">
            <text:p>101.59%</text:p>
          </table:table-cell>
          <table:table-cell table:style-name="ce1" table:formula="of:=[.C$3]/[.C$2]" office:value-type="percentage" office:value="0.979672057502246" calcext:value-type="percentage">
            <text:p>97.97%</text:p>
          </table:table-cell>
          <table:table-cell table:style-name="ce1" table:formula="of:=[.D$3]/[.D$2]" office:value-type="percentage" office:value="1.00596569724087" calcext:value-type="percentage">
            <text:p>100.60%</text:p>
          </table:table-cell>
          <table:table-cell table:style-name="ce1" table:formula="of:=[.E$3]/[.E$2]" office:value-type="percentage" office:value="1.00553250345781" calcext:value-type="percentage">
            <text:p>100.55%</text:p>
          </table:table-cell>
          <table:table-cell table:style-name="ce1" table:formula="of:=[.F$3]/[.F$2]" office:value-type="percentage" office:value="1.02477912054433" calcext:value-type="percentage">
            <text:p>102.48%</text:p>
          </table:table-cell>
          <table:table-cell table:style-name="ce1" table:number-columns-repeated="2"/>
        </table:table-row>
        <table:table-row table:style-name="ro1">
          <table:table-cell office:value-type="string" calcext:value-type="string">
            <text:p>OpenSSL</text:p>
          </table:table-cell>
          <table:table-cell table:style-name="ce1" table:formula="of:=[.B4]/[.B$2]" office:value-type="percentage" office:value="1.00925697358677" calcext:value-type="percentage">
            <text:p>100.93%</text:p>
          </table:table-cell>
          <table:table-cell table:style-name="ce1" table:formula="of:=[.C4]/[.C$2]" office:value-type="percentage" office:value="0.985175202156334" calcext:value-type="percentage">
            <text:p>98.52%</text:p>
          </table:table-cell>
          <table:table-cell table:style-name="ce1" table:formula="of:=[.D4]/[.D$2]" office:value-type="percentage" office:value="0.998508575689784" calcext:value-type="percentage">
            <text:p>99.85%</text:p>
          </table:table-cell>
          <table:table-cell table:style-name="ce1" table:formula="of:=[.E4]/[.E$2]" office:value-type="percentage" office:value="0.962062833432128" calcext:value-type="percentage">
            <text:p>96.21%</text:p>
          </table:table-cell>
          <table:table-cell table:style-name="ce1" table:formula="of:=[.F4]/[.F$2]" office:value-type="percentage" office:value="1.00700721031786" calcext:value-type="percentage">
            <text:p>100.70%</text:p>
          </table:table-cell>
          <table:table-cell table:number-columns-repeated="2"/>
        </table:table-row>
      </table:table>
      <table:table table:name="SpamSum (arm64)" table:style-name="ta1">
        <table:shapes>
          <draw:frame draw:z-index="0" draw:style-name="gr1" draw:text-style-name="P1" svg:width="12.1413in" svg:height="5.898in" svg:x="1.7783in" svg:y="0.0004in">
            <draw:object draw:notify-on-update-of-ranges="'SpamSum (arm64)'.B1:'SpamSum (arm64)'.B1 'SpamSum (arm64)'.A2:'SpamSum (arm64)'.A2 'SpamSum (arm64)'.B2:'SpamSum (arm64)'.B2 'SpamSum (arm64)'.A3:'SpamSum (arm64)'.A3 'SpamSum (arm64)'.B3:'SpamSum (arm64)'.B3 'SpamSum (arm64)'.A4:'SpamSum (arm64)'.A4 'SpamSum (arm64)'.B4:'SpamSum (arm64)'.B4 'SpamSum (arm64)'.A5:'SpamSum (arm64)'.A5 'SpamSum (arm64)'.B5:'SpamSum (arm64)'.B5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SpamSum</text:p>
          </table:table-cell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252.9" calcext:value-type="float">
            <text:p>252.9</text:p>
          </table:table-cell>
        </table:table-row>
        <table:table-row table:style-name="ro1">
          <table:table-cell office:value-type="string" calcext:value-type="string">
            <text:p>Aaru</text:p>
          </table:table-cell>
          <table:table-cell office:value-type="float" office:value="253.11" calcext:value-type="float">
            <text:p>253.11</text:p>
          </table:table-cell>
        </table:table-row>
        <table:table-row table:style-name="ro1">
          <table:table-cell office:value-type="string" calcext:value-type="string">
            <text:p>AaruNative</text:p>
          </table:table-cell>
          <table:table-cell office:value-type="float" office:value="176.72" calcext:value-type="float">
            <text:p>176.72</text:p>
          </table:table-cell>
        </table:table-row>
        <table:table-row table:style-name="ro1">
          <table:table-cell office:value-type="string" calcext:value-type="string">
            <text:p>ssdeep</text:p>
          </table:table-cell>
          <table:table-cell office:value-type="float" office:value="64.13" calcext:value-type="float">
            <text:p>64.13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/>
          <table:table-cell office:value-type="string" calcext:value-type="string">
            <text:p>Adler32</text:p>
          </table:table-cell>
        </table:table-row>
        <table:table-row table:style-name="ro1">
          <table:table-cell office:value-type="string" calcext:value-type="string">
            <text:p>Aaru 6</text:p>
          </table:table-cell>
          <table:table-cell table:style-name="ce1" table:formula="of:=[.B2]/[.B3]" office:value-type="percentage" office:value="0.99917032120422" calcext:value-type="percentage">
            <text:p>99.92%</text:p>
          </table:table-cell>
        </table:table-row>
        <table:table-row table:style-name="ro1">
          <table:table-cell office:value-type="string" calcext:value-type="string">
            <text:p>AaruNative</text:p>
          </table:table-cell>
          <table:table-cell table:style-name="ce1" table:formula="of:=[.B2]/[.B4]" office:value-type="percentage" office:value="1.43107741059303" calcext:value-type="percentage">
            <text:p>143.11%</text:p>
          </table:table-cell>
        </table:table-row>
      </table:table>
      <table:table table:name="Compression" table:style-name="ta1">
        <table:shapes>
          <draw:frame draw:z-index="0" draw:style-name="gr1" draw:text-style-name="P1" svg:width="6.2988in" svg:height="3.5429in" svg:x="2.0465in" svg:y="0.0394in">
            <draw:object draw:notify-on-update-of-ranges="Compression.B1:Compression.B1 Compression.A2:Compression.A2 Compression.B2:Compression.B2 Compression.A3:Compression.A3 Compression.B3:Compression.B3 Compression.A4:Compression.A4 Compression.B4:Compression.B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6.2988in" svg:height="3.5429in" svg:x="8.4311in" svg:y="0.1122in">
            <draw:object draw:notify-on-update-of-ranges="Compression.B6:Compression.B6 Compression.A7:Compression.A7 Compression.B7:Compression.B7 Compression.A8:Compression.A8 Compression.B8:Compression.B8 Compression.A9:Compression.A9 Compression.B9:Compression.B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2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GZIP</text:p>
          </table:table-cell>
        </table:table-row>
        <table:table-row table:style-name="ro1">
          <table:table-cell office:value-type="string" calcext:value-type="string">
            <text:p>.NET</text:p>
          </table:table-cell>
          <table:table-cell office:value-type="float" office:value="1240" calcext:value-type="float">
            <text:p>1240</text:p>
          </table:table-cell>
        </table:table-row>
        <table:table-row table:style-name="ro1">
          <table:table-cell office:value-type="string" calcext:value-type="string">
            <text:p>DotNetZip</text:p>
          </table:table-cell>
          <table:table-cell office:value-type="float" office:value="2779" calcext:value-type="float">
            <text:p>2779</text:p>
          </table:table-cell>
        </table:table-row>
        <table:table-row table:style-name="ro1">
          <table:table-cell office:value-type="string" calcext:value-type="string">
            <text:p>SharpCompress</text:p>
          </table:table-cell>
          <table:table-cell office:value-type="float" office:value="2837" calcext:value-type="float">
            <text:p>2837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BZIP2</text:p>
          </table:table-cell>
        </table:table-row>
        <table:table-row table:style-name="ro1">
          <table:table-cell office:value-type="string" calcext:value-type="string">
            <text:p>.NET</text:p>
          </table:table-cell>
          <table:table-cell/>
        </table:table-row>
        <table:table-row table:style-name="ro1">
          <table:table-cell office:value-type="string" calcext:value-type="string">
            <text:p>DotNetZip</text:p>
          </table:table-cell>
          <table:table-cell office:value-type="float" office:value="90.46" calcext:value-type="float">
            <text:p>90.46</text:p>
          </table:table-cell>
        </table:table-row>
        <table:table-row table:style-name="ro1">
          <table:table-cell office:value-type="string" calcext:value-type="string">
            <text:p>SharpCompress</text:p>
          </table:table-cell>
          <table:table-cell office:value-type="float" office:value="143.23" calcext:value-type="float">
            <text:p>143.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0-01">00/00/0000</text:date>, <text:time style:data-style-name="N2" text:time-value="02:59:55.488677602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22T03:08:34.718810264</meta:creation-date>
    <dc:date>2021-10-01T04:03:46.306080847</dc:date>
    <meta:editing-duration>PT5H18M29S</meta:editing-duration>
    <meta:editing-cycles>40</meta:editing-cycles>
    <meta:generator>LibreOffice/7.2.1.2$Linux_X86_64 LibreOffice_project/20$Build-2</meta:generator>
    <meta:document-statistic meta:table-count="7" meta:cell-count="233" meta:object-count="10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ffffff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0.84cm" svg:height="14.982cm" xlink:href=".." xlink:type="simple" chart:class="chart:bar" chart:style-name="ch1">
        <chart:legend chart:legend-position="end" svg:x="28.392cm" svg:y="6.445cm" style:legend-expansion="high" chart:style-name="ch2"/>
        <chart:plot-area chart:style-name="ch3" table:cell-range-address="'Checksums (x64)'.A1:'Checksums (x64)'.H5" chart:data-source-has-labels="both" svg:x="1.627cm" svg:y="0.299cm" svg:width="26.149cm" svg:height="14.384cm">
          <chart:coordinate-region svg:x="2.619cm" svg:y="0.498cm" svg:width="25.157cm" svg:height="13.538cm"/>
          <chart:axis chart:dimension="x" chart:name="primary-x" chart:style-name="ch4" chartooo:axis-type="auto">
            <chartooo:date-scale/>
            <chart:categories table:cell-range-address="'Checksums (x64)'.B1:'Checksums (x64)'.H1"/>
          </chart:axis>
          <chart:axis chart:dimension="y" chart:name="primary-y" chart:style-name="ch5">
            <chart:title svg:x="0.451cm" svg:y="7.72cm" chart:style-name="ch6">
              <text:p>µs</text:p>
            </chart:title>
          </chart:axis>
          <chart:series chart:style-name="ch7" chart:values-cell-range-address="'Checksums (x64)'.B2:'Checksums (x64)'.H2" chart:label-cell-address="'Checksums (x64)'.A2:'Checksums (x64)'.A2" chart:class="chart:bar">
            <chart:data-point chart:repeated="7"/>
          </chart:series>
          <chart:series chart:style-name="ch8" chart:values-cell-range-address="'Checksums (x64)'.B3:'Checksums (x64)'.H3" chart:label-cell-address="'Checksums (x64)'.A3:'Checksums (x64)'.A3" chart:class="chart:bar">
            <chart:data-point chart:repeated="7"/>
          </chart:series>
          <chart:series chart:style-name="ch9" chart:values-cell-range-address="'Checksums (x64)'.B4:'Checksums (x64)'.H4" chart:label-cell-address="'Checksums (x64)'.A4:'Checksums (x64)'.A4" chart:class="chart:bar">
            <chart:data-point chart:repeated="7"/>
          </chart:series>
          <chart:series chart:style-name="ch10" chart:values-cell-range-address="'Checksums (x64)'.B5:'Checksums (x64)'.H5" chart:label-cell-address="'Checksums (x64)'.A5:'Checksums (x64)'.A5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ler32</text:p>
                <draw:g>
                  <svg:desc>'Checksums (x64)'.B1:'Checksums (x64)'.H1</svg:desc>
                </draw:g>
              </table:table-cell>
              <table:table-cell office:value-type="string">
                <text:p>CRC16 CCITT</text:p>
              </table:table-cell>
              <table:table-cell office:value-type="string">
                <text:p>CRC16 IBM</text:p>
              </table:table-cell>
              <table:table-cell office:value-type="string">
                <text:p>CRC32</text:p>
              </table:table-cell>
              <table:table-cell office:value-type="string">
                <text:p>CRC64</text:p>
              </table:table-cell>
              <table:table-cell office:value-type="string">
                <text:p>Fletcher16</text:p>
              </table:table-cell>
              <table:table-cell office:value-type="string">
                <text:p>Fletcher32</text:p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Checksums (x64)'.A2:'Checksums (x64)'.A2</svg:desc>
                </draw:g>
              </table:table-cell>
              <table:table-cell office:value-type="float" office:value="5436">
                <text:p>5436</text:p>
                <draw:g>
                  <svg:desc>'Checksums (x64)'.B2:'Checksums (x64)'.H2</svg:desc>
                </draw:g>
              </table:table-cell>
              <table:table-cell office:value-type="float" office:value="4987">
                <text:p>4987</text:p>
              </table:table-cell>
              <table:table-cell office:value-type="float" office:value="4813">
                <text:p>4813</text:p>
              </table:table-cell>
              <table:table-cell office:value-type="float" office:value="2719">
                <text:p>2719</text:p>
              </table:table-cell>
              <table:table-cell office:value-type="float" office:value="2584">
                <text:p>2584</text:p>
              </table:table-cell>
              <table:table-cell office:value-type="float" office:value="5263">
                <text:p>5263</text:p>
              </table:table-cell>
              <table:table-cell office:value-type="float" office:value="5243">
                <text:p>5243</text:p>
              </table:table-cell>
            </table:table-row>
            <table:table-row>
              <table:table-cell office:value-type="string">
                <text:p>Aaru</text:p>
                <draw:g>
                  <svg:desc>'Checksums (x64)'.A3:'Checksums (x64)'.A3</svg:desc>
                </draw:g>
              </table:table-cell>
              <table:table-cell office:value-type="float" office:value="843">
                <text:p>843</text:p>
                <draw:g>
                  <svg:desc>'Checksums (x64)'.B3:'Checksums (x64)'.H3</svg:desc>
                </draw:g>
              </table:table-cell>
              <table:table-cell office:value-type="float" office:value="1041">
                <text:p>1041</text:p>
              </table:table-cell>
              <table:table-cell office:value-type="float" office:value="1199">
                <text:p>1199</text:p>
              </table:table-cell>
              <table:table-cell office:value-type="float" office:value="859">
                <text:p>859</text:p>
              </table:table-cell>
              <table:table-cell office:value-type="float" office:value="752">
                <text:p>752</text:p>
              </table:table-cell>
              <table:table-cell office:value-type="float" office:value="924">
                <text:p>924</text:p>
              </table:table-cell>
              <table:table-cell office:value-type="float" office:value="835">
                <text:p>835</text:p>
              </table:table-cell>
            </table:table-row>
            <table:table-row>
              <table:table-cell office:value-type="string">
                <text:p>AaruNative</text:p>
                <draw:g>
                  <svg:desc>'Checksums (x64)'.A4:'Checksums (x64)'.A4</svg:desc>
                </draw:g>
              </table:table-cell>
              <table:table-cell office:value-type="float" office:value="481">
                <text:p>481</text:p>
                <draw:g>
                  <svg:desc>'Checksums (x64)'.B4:'Checksums (x64)'.H4</svg:desc>
                </draw:g>
              </table:table-cell>
              <table:table-cell office:value-type="float" office:value="975">
                <text:p>975</text:p>
              </table:table-cell>
              <table:table-cell office:value-type="float" office:value="854">
                <text:p>854</text:p>
              </table:table-cell>
              <table:table-cell office:value-type="float" office:value="560">
                <text:p>560</text:p>
              </table:table-cell>
              <table:table-cell office:value-type="float" office:value="602">
                <text:p>602</text:p>
              </table:table-cell>
              <table:table-cell office:value-type="float" office:value="923">
                <text:p>923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rhash</text:p>
                <draw:g>
                  <svg:desc>'Checksums (x64)'.A5:'Checksums (x64)'.A5</svg:desc>
                </draw:g>
              </table:table-cell>
              <table:table-cell office:value-type="float" office:value="NaN">
                <text:p>NaN</text:p>
                <draw:g>
                  <svg:desc>'Checksums (x64)'.B5:'Checksums (x64)'.H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84">
                <text:p>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1.2$Linux_X86_64 LibreOffice_project/2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ffffff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0.84cm" svg:height="14.982cm" xlink:href=".." xlink:type="simple" chart:class="chart:bar" chart:style-name="ch1">
        <chart:legend chart:legend-position="end" svg:x="28.392cm" svg:y="6.445cm" style:legend-expansion="high" chart:style-name="ch2"/>
        <chart:plot-area chart:style-name="ch3" table:cell-range-address="'SpamSum (arm64)'.A1:'SpamSum (arm64)'.B5" chart:data-source-has-labels="both" svg:x="1.627cm" svg:y="0.299cm" svg:width="26.149cm" svg:height="14.384cm">
          <chart:coordinate-region svg:x="2.434cm" svg:y="0.498cm" svg:width="25.342cm" svg:height="13.538cm"/>
          <chart:axis chart:dimension="x" chart:name="primary-x" chart:style-name="ch4" chartooo:axis-type="auto">
            <chartooo:date-scale/>
            <chart:categories table:cell-range-address="'SpamSum (arm64)'.B1:'SpamSum (arm64)'.B1"/>
          </chart:axis>
          <chart:axis chart:dimension="y" chart:name="primary-y" chart:style-name="ch5">
            <chart:title svg:x="0.451cm" svg:y="7.76cm" chart:style-name="ch6">
              <text:p>ms</text:p>
            </chart:title>
          </chart:axis>
          <chart:series chart:style-name="ch7" chart:values-cell-range-address="'SpamSum (arm64)'.B2:'SpamSum (arm64)'.B2" chart:label-cell-address="'SpamSum (arm64)'.A2:'SpamSum (arm64)'.A2" chart:class="chart:bar">
            <chart:data-point/>
          </chart:series>
          <chart:series chart:style-name="ch8" chart:values-cell-range-address="'SpamSum (arm64)'.B3:'SpamSum (arm64)'.B3" chart:label-cell-address="'SpamSum (arm64)'.A3:'SpamSum (arm64)'.A3" chart:class="chart:bar">
            <chart:data-point/>
          </chart:series>
          <chart:series chart:style-name="ch9" chart:values-cell-range-address="'SpamSum (arm64)'.B4:'SpamSum (arm64)'.B4" chart:label-cell-address="'SpamSum (arm64)'.A4:'SpamSum (arm64)'.A4" chart:class="chart:bar">
            <chart:data-point/>
          </chart:series>
          <chart:series chart:style-name="ch10" chart:values-cell-range-address="'SpamSum (arm64)'.B5:'SpamSum (arm64)'.B5" chart:label-cell-address="'SpamSum (arm64)'.A5:'SpamSum (arm64)'.A5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mSum</text:p>
                <draw:g>
                  <svg:desc>'SpamSum (arm64)'.B1:'SpamSum (arm64)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SpamSum (arm64)'.A2:'SpamSum (arm64)'.A2</svg:desc>
                </draw:g>
              </table:table-cell>
              <table:table-cell office:value-type="float" office:value="252.9">
                <text:p>252.9</text:p>
                <draw:g>
                  <svg:desc>'SpamSum (arm64)'.B2:'SpamSum (arm64)'.B2</svg:desc>
                </draw:g>
              </table:table-cell>
            </table:table-row>
            <table:table-row>
              <table:table-cell office:value-type="string">
                <text:p>Aaru</text:p>
                <draw:g>
                  <svg:desc>'SpamSum (arm64)'.A3:'SpamSum (arm64)'.A3</svg:desc>
                </draw:g>
              </table:table-cell>
              <table:table-cell office:value-type="float" office:value="253.11">
                <text:p>253.11</text:p>
                <draw:g>
                  <svg:desc>'SpamSum (arm64)'.B3:'SpamSum (arm64)'.B3</svg:desc>
                </draw:g>
              </table:table-cell>
            </table:table-row>
            <table:table-row>
              <table:table-cell office:value-type="string">
                <text:p>AaruNative</text:p>
                <draw:g>
                  <svg:desc>'SpamSum (arm64)'.A4:'SpamSum (arm64)'.A4</svg:desc>
                </draw:g>
              </table:table-cell>
              <table:table-cell office:value-type="float" office:value="176.72">
                <text:p>176.72</text:p>
                <draw:g>
                  <svg:desc>'SpamSum (arm64)'.B4:'SpamSum (arm64)'.B4</svg:desc>
                </draw:g>
              </table:table-cell>
            </table:table-row>
            <table:table-row>
              <table:table-cell office:value-type="string">
                <text:p>ssdeep</text:p>
                <draw:g>
                  <svg:desc>'SpamSum (arm64)'.A5:'SpamSum (arm64)'.A5</svg:desc>
                </draw:g>
              </table:table-cell>
              <table:table-cell office:value-type="float" office:value="64.13">
                <text:p>64.13</text:p>
                <draw:g>
                  <svg:desc>'SpamSum (arm64)'.B5:'SpamSum (arm64)'.B5</svg:desc>
                </draw:g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1.2$Linux_X86_64 LibreOffice_project/20$Build-2</meta:generator>
  </office:meta>
</office:document-meta>
</file>

<file path=Object 10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ffffff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703cm" style:legend-expansion="high" chart:style-name="ch2"/>
        <chart:plot-area chart:style-name="ch3" table:cell-range-address="Compression.A1:Compression.B4" chart:data-source-has-labels="both" svg:x="1.331cm" svg:y="0.18cm" svg:width="11.133cm" svg:height="8.64cm">
          <chart:coordinate-region svg:x="2.323cm" svg:y="0.379cm" svg:width="10.141cm" svg:height="7.794cm"/>
          <chart:axis chart:dimension="x" chart:name="primary-x" chart:style-name="ch4" chartooo:axis-type="auto">
            <chartooo:date-scale/>
            <chart:categories table:cell-range-address="Compression.B1:Compression.B1"/>
          </chart:axis>
          <chart:axis chart:dimension="y" chart:name="primary-y" chart:style-name="ch5">
            <chart:title svg:x="0.451cm" svg:y="4.729cm" chart:style-name="ch6">
              <text:p>µs</text:p>
            </chart:title>
          </chart:axis>
          <chart:series chart:style-name="ch7" chart:values-cell-range-address="Compression.B2:Compression.B2" chart:label-cell-address="Compression.A2:Compression.A2" chart:class="chart:bar">
            <chart:data-point/>
          </chart:series>
          <chart:series chart:style-name="ch8" chart:values-cell-range-address="Compression.B3:Compression.B3" chart:label-cell-address="Compression.A3:Compression.A3" chart:class="chart:bar">
            <chart:data-point/>
          </chart:series>
          <chart:series chart:style-name="ch9" chart:values-cell-range-address="Compression.B4:Compression.B4" chart:label-cell-address="Compression.A4:Compression.A4" chart:class="chart:bar"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ZIP</text:p>
                <draw:g>
                  <svg:desc>Compression.B1:Compression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.NET</text:p>
                <draw:g>
                  <svg:desc>Compression.A2:Compression.A2</svg:desc>
                </draw:g>
              </table:table-cell>
              <table:table-cell office:value-type="float" office:value="1240">
                <text:p>1240</text:p>
                <draw:g>
                  <svg:desc>Compression.B2:Compression.B2</svg:desc>
                </draw:g>
              </table:table-cell>
            </table:table-row>
            <table:table-row>
              <table:table-cell office:value-type="string">
                <text:p>DotNetZip</text:p>
                <draw:g>
                  <svg:desc>Compression.A3:Compression.A3</svg:desc>
                </draw:g>
              </table:table-cell>
              <table:table-cell office:value-type="float" office:value="2779">
                <text:p>2779</text:p>
                <draw:g>
                  <svg:desc>Compression.B3:Compression.B3</svg:desc>
                </draw:g>
              </table:table-cell>
            </table:table-row>
            <table:table-row>
              <table:table-cell office:value-type="string">
                <text:p>SharpCompress</text:p>
                <draw:g>
                  <svg:desc>Compression.A4:Compression.A4</svg:desc>
                </draw:g>
              </table:table-cell>
              <table:table-cell office:value-type="float" office:value="2837">
                <text:p>2837</text:p>
                <draw:g>
                  <svg:desc>Compression.B4:Compression.B4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0.4$Windows_X86_64 LibreOffice_project/9a9c6381e3f7a62afc1329bd359cc48accb6435b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ffffff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703cm" style:legend-expansion="high" chart:style-name="ch2"/>
        <chart:plot-area chart:style-name="ch3" table:cell-range-address="Compression.A6:Compression.B9" chart:data-source-has-labels="both" svg:x="1.331cm" svg:y="0.18cm" svg:width="11.133cm" svg:height="8.64cm">
          <chart:coordinate-region svg:x="2.138cm" svg:y="0.379cm" svg:width="10.326cm" svg:height="7.794cm"/>
          <chart:axis chart:dimension="x" chart:name="primary-x" chart:style-name="ch4" chartooo:axis-type="auto">
            <chartooo:date-scale/>
            <chart:categories table:cell-range-address="Compression.B6:Compression.B6"/>
          </chart:axis>
          <chart:axis chart:dimension="y" chart:name="primary-y" chart:style-name="ch5">
            <chart:title svg:x="0.451cm" svg:y="4.769cm" chart:style-name="ch6">
              <text:p>ms</text:p>
            </chart:title>
          </chart:axis>
          <chart:series chart:style-name="ch7" chart:values-cell-range-address="Compression.B7:Compression.B7" chart:label-cell-address="Compression.A7:Compression.A7" chart:class="chart:bar">
            <chart:data-point/>
          </chart:series>
          <chart:series chart:style-name="ch8" chart:values-cell-range-address="Compression.B8:Compression.B8" chart:label-cell-address="Compression.A8:Compression.A8" chart:class="chart:bar">
            <chart:data-point/>
          </chart:series>
          <chart:series chart:style-name="ch9" chart:values-cell-range-address="Compression.B9:Compression.B9" chart:label-cell-address="Compression.A9:Compression.A9" chart:class="chart:bar"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ZIP2</text:p>
                <draw:g>
                  <svg:desc>Compression.B6:Compression.B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.NET</text:p>
                <draw:g>
                  <svg:desc>Compression.A7:Compression.A7</svg:desc>
                </draw:g>
              </table:table-cell>
              <table:table-cell office:value-type="float" office:value="NaN">
                <text:p>NaN</text:p>
                <draw:g>
                  <svg:desc>Compression.B7:Compression.B7</svg:desc>
                </draw:g>
              </table:table-cell>
            </table:table-row>
            <table:table-row>
              <table:table-cell office:value-type="string">
                <text:p>DotNetZip</text:p>
                <draw:g>
                  <svg:desc>Compression.A8:Compression.A8</svg:desc>
                </draw:g>
              </table:table-cell>
              <table:table-cell office:value-type="float" office:value="90.46">
                <text:p>90.46</text:p>
                <draw:g>
                  <svg:desc>Compression.B8:Compression.B8</svg:desc>
                </draw:g>
              </table:table-cell>
            </table:table-row>
            <table:table-row>
              <table:table-cell office:value-type="string">
                <text:p>SharpCompress</text:p>
                <draw:g>
                  <svg:desc>Compression.A9:Compression.A9</svg:desc>
                </draw:g>
              </table:table-cell>
              <table:table-cell office:value-type="float" office:value="143.23">
                <text:p>143.23</text:p>
                <draw:g>
                  <svg:desc>Compression.B9:Compression.B9</svg:desc>
                </draw:g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0.4$Windows_X86_64 LibreOffice_project/9a9c6381e3f7a62afc1329bd359cc48accb6435b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595cm" svg:height="9.897cm" xlink:href=".." xlink:type="simple" chart:class="chart:bar" chart:style-name="ch1">
        <chart:legend chart:legend-position="end" svg:x="15.147cm" svg:y="4.4cm" style:legend-expansion="high" chart:style-name="ch2"/>
        <chart:plot-area chart:style-name="ch3" table:cell-range-address="'Checksums (x64)'.A9:'Checksums (x64)'.H11" chart:data-source-has-labels="both" svg:x="0.351cm" svg:y="0.197cm" svg:width="14.445cm" svg:height="9.503cm">
          <chart:coordinate-region svg:x="2.137cm" svg:y="0.197cm" svg:width="12.659cm" svg:height="7.221cm"/>
          <chart:axis chart:dimension="x" chart:name="primary-x" chart:style-name="ch4" chartooo:axis-type="auto">
            <chartooo:date-scale/>
            <chart:categories table:cell-range-address="'Checksums (x64)'.B9:'Checksums (x64)'.H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hecksums (x64)'.B10:'Checksums (x64)'.H10" chart:label-cell-address="'Checksums (x64)'.A10:'Checksums (x64)'.A10" chart:class="chart:bar">
            <chart:data-point chart:repeated="7"/>
          </chart:series>
          <chart:series chart:style-name="ch8" chart:values-cell-range-address="'Checksums (x64)'.B11:'Checksums (x64)'.H11" chart:label-cell-address="'Checksums (x64)'.A11:'Checksums (x64)'.A11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ler32</text:p>
                <draw:g>
                  <svg:desc>'Checksums (x64)'.B9:'Checksums (x64)'.H9</svg:desc>
                </draw:g>
              </table:table-cell>
              <table:table-cell office:value-type="string">
                <text:p>CRC16 CCITT</text:p>
              </table:table-cell>
              <table:table-cell office:value-type="string">
                <text:p>CRC16 IBM</text:p>
              </table:table-cell>
              <table:table-cell office:value-type="string">
                <text:p>CRC32</text:p>
              </table:table-cell>
              <table:table-cell office:value-type="string">
                <text:p>CRC64</text:p>
              </table:table-cell>
              <table:table-cell office:value-type="string">
                <text:p>Fletcher16</text:p>
              </table:table-cell>
              <table:table-cell office:value-type="string">
                <text:p>Fletcher32</text:p>
              </table:table-cell>
            </table:table-row>
          </table:table-header-rows>
          <table:table-rows>
            <table:table-row>
              <table:table-cell office:value-type="string">
                <text:p>Aaru 6</text:p>
                <draw:g>
                  <svg:desc>'Checksums (x64)'.A10:'Checksums (x64)'.A10</svg:desc>
                </draw:g>
              </table:table-cell>
              <table:table-cell office:value-type="float" office:value="6.44839857651246">
                <text:p>6.44839857651246</text:p>
                <draw:g>
                  <svg:desc>'Checksums (x64)'.B10:'Checksums (x64)'.H10</svg:desc>
                </draw:g>
              </table:table-cell>
              <table:table-cell office:value-type="float" office:value="4.79058597502402">
                <text:p>4.79058597502402</text:p>
              </table:table-cell>
              <table:table-cell office:value-type="float" office:value="4.01417848206839">
                <text:p>4.01417848206839</text:p>
              </table:table-cell>
              <table:table-cell office:value-type="float" office:value="3.16530849825378">
                <text:p>3.16530849825378</text:p>
              </table:table-cell>
              <table:table-cell office:value-type="float" office:value="3.43617021276596">
                <text:p>3.43617021276596</text:p>
              </table:table-cell>
              <table:table-cell office:value-type="float" office:value="5.69588744588745">
                <text:p>5.69588744588745</text:p>
              </table:table-cell>
              <table:table-cell office:value-type="float" office:value="6.27904191616767">
                <text:p>6.27904191616767</text:p>
              </table:table-cell>
            </table:table-row>
            <table:table-row>
              <table:table-cell office:value-type="string">
                <text:p>AaruNative</text:p>
                <draw:g>
                  <svg:desc>'Checksums (x64)'.A11:'Checksums (x64)'.A11</svg:desc>
                </draw:g>
              </table:table-cell>
              <table:table-cell office:value-type="float" office:value="11.3014553014553">
                <text:p>11.3014553014553</text:p>
                <draw:g>
                  <svg:desc>'Checksums (x64)'.B11:'Checksums (x64)'.H11</svg:desc>
                </draw:g>
              </table:table-cell>
              <table:table-cell office:value-type="float" office:value="5.1148717948718">
                <text:p>5.1148717948718</text:p>
              </table:table-cell>
              <table:table-cell office:value-type="float" office:value="5.63583138173302">
                <text:p>5.63583138173302</text:p>
              </table:table-cell>
              <table:table-cell office:value-type="float" office:value="4.85535714285714">
                <text:p>4.85535714285714</text:p>
              </table:table-cell>
              <table:table-cell office:value-type="float" office:value="4.29235880398671">
                <text:p>4.29235880398671</text:p>
              </table:table-cell>
              <table:table-cell office:value-type="float" office:value="5.70205850487541">
                <text:p>5.70205850487541</text:p>
              </table:table-cell>
              <table:table-cell office:value-type="float" office:value="6.55375">
                <text:p>6.5537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1.2$Linux_X86_64 LibreOffice_project/2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ffffff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0.84cm" svg:height="14.982cm" xlink:href=".." xlink:type="simple" chart:class="chart:bar" chart:style-name="ch1">
        <chart:legend chart:legend-position="end" svg:x="28.603cm" svg:y="6.694cm" style:legend-expansion="high" chart:style-name="ch2"/>
        <chart:plot-area chart:style-name="ch3" table:cell-range-address="'Hashes (x64)'.A1:'Hashes (x64)'.F4" chart:data-source-has-labels="both" svg:x="1.627cm" svg:y="0.299cm" svg:width="26.36cm" svg:height="14.384cm">
          <chart:coordinate-region svg:x="2.619cm" svg:y="0.498cm" svg:width="25.368cm" svg:height="13.538cm"/>
          <chart:axis chart:dimension="x" chart:name="primary-x" chart:style-name="ch4" chartooo:axis-type="auto">
            <chartooo:date-scale/>
            <chart:categories table:cell-range-address="'Hashes (x64)'.B1:'Hashes (x64)'.F1"/>
          </chart:axis>
          <chart:axis chart:dimension="y" chart:name="primary-y" chart:style-name="ch5">
            <chart:title svg:x="0.451cm" svg:y="7.72cm" chart:style-name="ch6">
              <text:p>µs</text:p>
            </chart:title>
          </chart:axis>
          <chart:series chart:style-name="ch7" chart:values-cell-range-address="'Hashes (x64)'.B2:'Hashes (x64)'.F2" chart:label-cell-address="'Hashes (x64)'.A2:'Hashes (x64)'.A2" chart:class="chart:bar">
            <chart:data-point chart:repeated="5"/>
          </chart:series>
          <chart:series chart:style-name="ch8" chart:values-cell-range-address="'Hashes (x64)'.B3:'Hashes (x64)'.F3" chart:label-cell-address="'Hashes (x64)'.A3:'Hashes (x64)'.A3" chart:class="chart:bar">
            <chart:data-point chart:repeated="5"/>
          </chart:series>
          <chart:series chart:style-name="ch9" chart:values-cell-range-address="'Hashes (x64)'.B4:'Hashes (x64)'.F4" chart:label-cell-address="'Hashes (x64)'.A4:'Hashes (x64)'.A4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D5</text:p>
                <draw:g>
                  <svg:desc>'Hashes (x64)'.B1:'Hashes (x64)'.F1</svg:desc>
                </draw:g>
              </table:table-cell>
              <table:table-cell office:value-type="string">
                <text:p>SHA1</text:p>
              </table:table-cell>
              <table:table-cell office:value-type="string">
                <text:p>SHA256</text:p>
              </table:table-cell>
              <table:table-cell office:value-type="string">
                <text:p>SHA384</text:p>
              </table:table-cell>
              <table:table-cell office:value-type="string">
                <text:p>SHA512</text:p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Hashes (x64)'.A2:'Hashes (x64)'.A2</svg:desc>
                </draw:g>
              </table:table-cell>
              <table:table-cell office:value-type="float" office:value="1664">
                <text:p>1664</text:p>
                <draw:g>
                  <svg:desc>'Hashes (x64)'.B2:'Hashes (x64)'.F2</svg:desc>
                </draw:g>
              </table:table-cell>
              <table:table-cell office:value-type="float" office:value="989">
                <text:p>989</text:p>
              </table:table-cell>
              <table:table-cell office:value-type="float" office:value="1004">
                <text:p>1004</text:p>
              </table:table-cell>
              <table:table-cell office:value-type="float" office:value="1558">
                <text:p>1558</text:p>
              </table:table-cell>
              <table:table-cell office:value-type="float" office:value="1561">
                <text:p>1561</text:p>
              </table:table-cell>
            </table:table-row>
            <table:table-row>
              <table:table-cell office:value-type="string">
                <text:p>rhash</text:p>
                <draw:g>
                  <svg:desc>'Hashes (x64)'.A3:'Hashes (x64)'.A3</svg:desc>
                </draw:g>
              </table:table-cell>
              <table:table-cell office:value-type="float" office:value="1793">
                <text:p>1793</text:p>
                <draw:g>
                  <svg:desc>'Hashes (x64)'.B3:'Hashes (x64)'.F3</svg:desc>
                </draw:g>
              </table:table-cell>
              <table:table-cell office:value-type="float" office:value="977">
                <text:p>977</text:p>
              </table:table-cell>
              <table:table-cell office:value-type="float" office:value="1016">
                <text:p>1016</text:p>
              </table:table-cell>
              <table:table-cell office:value-type="float" office:value="1559">
                <text:p>1559</text:p>
              </table:table-cell>
              <table:table-cell office:value-type="float" office:value="1530">
                <text:p>1530</text:p>
              </table:table-cell>
            </table:table-row>
            <table:table-row>
              <table:table-cell office:value-type="string">
                <text:p>OpenSSL</text:p>
                <draw:g>
                  <svg:desc>'Hashes (x64)'.A4:'Hashes (x64)'.A4</svg:desc>
                </draw:g>
              </table:table-cell>
              <table:table-cell office:value-type="float" office:value="1654">
                <text:p>1654</text:p>
                <draw:g>
                  <svg:desc>'Hashes (x64)'.B4:'Hashes (x64)'.F4</svg:desc>
                </draw:g>
              </table:table-cell>
              <table:table-cell office:value-type="float" office:value="992">
                <text:p>992</text:p>
              </table:table-cell>
              <table:table-cell office:value-type="float" office:value="994">
                <text:p>994</text:p>
              </table:table-cell>
              <table:table-cell office:value-type="float" office:value="1526">
                <text:p>1526</text:p>
              </table:table-cell>
              <table:table-cell office:value-type="float" office:value="1531">
                <text:p>153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1.2$Linux_X86_64 LibreOffice_project/2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ffffff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0.84cm" svg:height="14.982cm" xlink:href=".." xlink:type="simple" chart:class="chart:bar" chart:style-name="ch1">
        <chart:legend chart:legend-position="end" svg:x="28.392cm" svg:y="6.445cm" style:legend-expansion="high" chart:style-name="ch2"/>
        <chart:plot-area chart:style-name="ch3" table:cell-range-address="'SpamSum (x64)'.A1:'SpamSum (x64)'.B5" chart:data-source-has-labels="both" svg:x="1.627cm" svg:y="0.299cm" svg:width="26.149cm" svg:height="14.384cm">
          <chart:coordinate-region svg:x="2.248cm" svg:y="0.498cm" svg:width="25.528cm" svg:height="13.538cm"/>
          <chart:axis chart:dimension="x" chart:name="primary-x" chart:style-name="ch4" chartooo:axis-type="auto">
            <chartooo:date-scale/>
            <chart:categories table:cell-range-address="'SpamSum (x64)'.B1:'SpamSum (x64)'.B1"/>
          </chart:axis>
          <chart:axis chart:dimension="y" chart:name="primary-y" chart:style-name="ch5">
            <chart:title svg:x="0.451cm" svg:y="7.76cm" chart:style-name="ch6">
              <text:p>ms</text:p>
            </chart:title>
          </chart:axis>
          <chart:series chart:style-name="ch7" chart:values-cell-range-address="'SpamSum (x64)'.B2:'SpamSum (x64)'.B2" chart:label-cell-address="'SpamSum (x64)'.A2:'SpamSum (x64)'.A2" chart:class="chart:bar">
            <chart:data-point/>
          </chart:series>
          <chart:series chart:style-name="ch8" chart:values-cell-range-address="'SpamSum (x64)'.B3:'SpamSum (x64)'.B3" chart:label-cell-address="'SpamSum (x64)'.A3:'SpamSum (x64)'.A3" chart:class="chart:bar">
            <chart:data-point/>
          </chart:series>
          <chart:series chart:style-name="ch9" chart:values-cell-range-address="'SpamSum (x64)'.B4:'SpamSum (x64)'.B4" chart:label-cell-address="'SpamSum (x64)'.A4:'SpamSum (x64)'.A4" chart:class="chart:bar">
            <chart:data-point/>
          </chart:series>
          <chart:series chart:style-name="ch10" chart:values-cell-range-address="'SpamSum (x64)'.B5:'SpamSum (x64)'.B5" chart:label-cell-address="'SpamSum (x64)'.A5:'SpamSum (x64)'.A5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mSum</text:p>
                <draw:g>
                  <svg:desc>'SpamSum (x64)'.B1:'SpamSum (x64)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SpamSum (x64)'.A2:'SpamSum (x64)'.A2</svg:desc>
                </draw:g>
              </table:table-cell>
              <table:table-cell office:value-type="float" office:value="12.73">
                <text:p>12.73</text:p>
                <draw:g>
                  <svg:desc>'SpamSum (x64)'.B2:'SpamSum (x64)'.B2</svg:desc>
                </draw:g>
              </table:table-cell>
            </table:table-row>
            <table:table-row>
              <table:table-cell office:value-type="string">
                <text:p>Aaru</text:p>
                <draw:g>
                  <svg:desc>'SpamSum (x64)'.A3:'SpamSum (x64)'.A3</svg:desc>
                </draw:g>
              </table:table-cell>
              <table:table-cell office:value-type="float" office:value="12.06">
                <text:p>12.06</text:p>
                <draw:g>
                  <svg:desc>'SpamSum (x64)'.B3:'SpamSum (x64)'.B3</svg:desc>
                </draw:g>
              </table:table-cell>
            </table:table-row>
            <table:table-row>
              <table:table-cell office:value-type="string">
                <text:p>AaruNative</text:p>
                <draw:g>
                  <svg:desc>'SpamSum (x64)'.A4:'SpamSum (x64)'.A4</svg:desc>
                </draw:g>
              </table:table-cell>
              <table:table-cell office:value-type="float" office:value="19.84">
                <text:p>19.84</text:p>
                <draw:g>
                  <svg:desc>'SpamSum (x64)'.B4:'SpamSum (x64)'.B4</svg:desc>
                </draw:g>
              </table:table-cell>
            </table:table-row>
            <table:table-row>
              <table:table-cell office:value-type="string">
                <text:p>ssdeep</text:p>
                <draw:g>
                  <svg:desc>'SpamSum (x64)'.A5:'SpamSum (x64)'.A5</svg:desc>
                </draw:g>
              </table:table-cell>
              <table:table-cell office:value-type="float" office:value="12.66">
                <text:p>12.66</text:p>
                <draw:g>
                  <svg:desc>'SpamSum (x64)'.B5:'SpamSum (x64)'.B5</svg:desc>
                </draw:g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1.2$Linux_X86_64 LibreOffice_project/2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ffffff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0.84cm" svg:height="14.982cm" xlink:href=".." xlink:type="simple" chart:class="chart:bar" chart:style-name="ch1">
        <chart:legend chart:legend-position="end" svg:x="28.392cm" svg:y="6.445cm" style:legend-expansion="high" chart:style-name="ch2"/>
        <chart:plot-area chart:style-name="ch3" table:cell-range-address="'Checksums (arm64)'.A1:'Checksums (arm64)'.H5" chart:data-source-has-labels="both" svg:x="1.627cm" svg:y="0.299cm" svg:width="26.149cm" svg:height="14.384cm">
          <chart:coordinate-region svg:x="2.248cm" svg:y="0.498cm" svg:width="25.528cm" svg:height="13.538cm"/>
          <chart:axis chart:dimension="x" chart:name="primary-x" chart:style-name="ch4" chartooo:axis-type="auto">
            <chartooo:date-scale/>
            <chart:categories table:cell-range-address="'Checksums (arm64)'.B1:'Checksums (arm64)'.H1"/>
          </chart:axis>
          <chart:axis chart:dimension="y" chart:name="primary-y" chart:style-name="ch5">
            <chart:title svg:x="0.451cm" svg:y="7.76cm" chart:style-name="ch6">
              <text:p>ms</text:p>
            </chart:title>
          </chart:axis>
          <chart:series chart:style-name="ch7" chart:values-cell-range-address="'Checksums (arm64)'.B2:'Checksums (arm64)'.H2" chart:label-cell-address="'Checksums (arm64)'.A2:'Checksums (arm64)'.A2" chart:class="chart:bar">
            <chart:data-point chart:repeated="7"/>
          </chart:series>
          <chart:series chart:style-name="ch8" chart:values-cell-range-address="'Checksums (arm64)'.B3:'Checksums (arm64)'.H3" chart:label-cell-address="'Checksums (arm64)'.A3:'Checksums (arm64)'.A3" chart:class="chart:bar">
            <chart:data-point chart:repeated="7"/>
          </chart:series>
          <chart:series chart:style-name="ch9" chart:values-cell-range-address="'Checksums (arm64)'.B4:'Checksums (arm64)'.H4" chart:label-cell-address="'Checksums (arm64)'.A4:'Checksums (arm64)'.A4" chart:class="chart:bar">
            <chart:data-point chart:repeated="7"/>
          </chart:series>
          <chart:series chart:style-name="ch10" chart:values-cell-range-address="'Checksums (arm64)'.B5:'Checksums (arm64)'.H5" chart:label-cell-address="'Checksums (arm64)'.A5:'Checksums (arm64)'.A5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ler32</text:p>
                <draw:g>
                  <svg:desc>'Checksums (arm64)'.B1:'Checksums (arm64)'.H1</svg:desc>
                </draw:g>
              </table:table-cell>
              <table:table-cell office:value-type="string">
                <text:p>CRC16 CCITT</text:p>
              </table:table-cell>
              <table:table-cell office:value-type="string">
                <text:p>CRC16 IBM</text:p>
              </table:table-cell>
              <table:table-cell office:value-type="string">
                <text:p>CRC32</text:p>
              </table:table-cell>
              <table:table-cell office:value-type="string">
                <text:p>CRC64</text:p>
              </table:table-cell>
              <table:table-cell office:value-type="string">
                <text:p>Fletcher16</text:p>
              </table:table-cell>
              <table:table-cell office:value-type="string">
                <text:p>Fletcher32</text:p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Checksums (arm64)'.A2:'Checksums (arm64)'.A2</svg:desc>
                </draw:g>
              </table:table-cell>
              <table:table-cell office:value-type="float" office:value="35.536">
                <text:p>35.536</text:p>
                <draw:g>
                  <svg:desc>'Checksums (arm64)'.B2:'Checksums (arm64)'.H2</svg:desc>
                </draw:g>
              </table:table-cell>
              <table:table-cell office:value-type="float" office:value="22.76">
                <text:p>22.76</text:p>
              </table:table-cell>
              <table:table-cell office:value-type="float" office:value="21.611">
                <text:p>21.611</text:p>
              </table:table-cell>
              <table:table-cell office:value-type="float" office:value="22.341">
                <text:p>22.341</text:p>
              </table:table-cell>
              <table:table-cell office:value-type="float" office:value="25.283">
                <text:p>25.283</text:p>
              </table:table-cell>
              <table:table-cell office:value-type="float" office:value="35.473">
                <text:p>35.473</text:p>
              </table:table-cell>
              <table:table-cell office:value-type="float" office:value="34.597">
                <text:p>34.597</text:p>
              </table:table-cell>
            </table:table-row>
            <table:table-row>
              <table:table-cell office:value-type="string">
                <text:p>Aaru</text:p>
                <draw:g>
                  <svg:desc>'Checksums (arm64)'.A3:'Checksums (arm64)'.A3</svg:desc>
                </draw:g>
              </table:table-cell>
              <table:table-cell office:value-type="float" office:value="10.174">
                <text:p>10.174</text:p>
                <draw:g>
                  <svg:desc>'Checksums (arm64)'.B3:'Checksums (arm64)'.H3</svg:desc>
                </draw:g>
              </table:table-cell>
              <table:table-cell office:value-type="float" office:value="16.248">
                <text:p>16.248</text:p>
              </table:table-cell>
              <table:table-cell office:value-type="float" office:value="17.364">
                <text:p>17.364</text:p>
              </table:table-cell>
              <table:table-cell office:value-type="float" office:value="4.949">
                <text:p>4.949</text:p>
              </table:table-cell>
              <table:table-cell office:value-type="float" office:value="17.59">
                <text:p>17.59</text:p>
              </table:table-cell>
              <table:table-cell office:value-type="float" office:value="10.608">
                <text:p>10.608</text:p>
              </table:table-cell>
              <table:table-cell office:value-type="float" office:value="9.405">
                <text:p>9.405</text:p>
              </table:table-cell>
            </table:table-row>
            <table:table-row>
              <table:table-cell office:value-type="string">
                <text:p>AaruNative</text:p>
                <draw:g>
                  <svg:desc>'Checksums (arm64)'.A4:'Checksums (arm64)'.A4</svg:desc>
                </draw:g>
              </table:table-cell>
              <table:table-cell office:value-type="float" office:value="3.669">
                <text:p>3.669</text:p>
                <draw:g>
                  <svg:desc>'Checksums (arm64)'.B4:'Checksums (arm64)'.H4</svg:desc>
                </draw:g>
              </table:table-cell>
              <table:table-cell office:value-type="float" office:value="4.847">
                <text:p>4.847</text:p>
              </table:table-cell>
              <table:table-cell office:value-type="float" office:value="4.928">
                <text:p>4.928</text:p>
              </table:table-cell>
              <table:table-cell office:value-type="float" office:value="3.69">
                <text:p>3.69</text:p>
              </table:table-cell>
              <table:table-cell office:value-type="float" office:value="6.012">
                <text:p>6.012</text:p>
              </table:table-cell>
              <table:table-cell office:value-type="float" office:value="4.603">
                <text:p>4.603</text:p>
              </table:table-cell>
              <table:table-cell office:value-type="float" office:value="4.352">
                <text:p>4.352</text:p>
              </table:table-cell>
            </table:table-row>
            <table:table-row>
              <table:table-cell office:value-type="string">
                <text:p>rhash</text:p>
                <draw:g>
                  <svg:desc>'Checksums (arm64)'.A5:'Checksums (arm64)'.A5</svg:desc>
                </draw:g>
              </table:table-cell>
              <table:table-cell office:value-type="float" office:value="NaN">
                <text:p>NaN</text:p>
                <draw:g>
                  <svg:desc>'Checksums (arm64)'.B5:'Checksums (arm64)'.H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91">
                <text:p>4.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1.2$Linux_X86_64 LibreOffice_project/2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595cm" svg:height="9.897cm" xlink:href=".." xlink:type="simple" chart:class="chart:bar" chart:style-name="ch1">
        <chart:legend chart:legend-position="end" svg:x="15.147cm" svg:y="4.4cm" style:legend-expansion="high" chart:style-name="ch2"/>
        <chart:plot-area chart:style-name="ch3" table:cell-range-address="'Checksums (arm64)'.A9:'Checksums (arm64)'.H11" chart:data-source-has-labels="both" svg:x="0.351cm" svg:y="0.197cm" svg:width="14.445cm" svg:height="9.503cm">
          <chart:coordinate-region svg:x="2.137cm" svg:y="0.197cm" svg:width="12.659cm" svg:height="7.221cm"/>
          <chart:axis chart:dimension="x" chart:name="primary-x" chart:style-name="ch4" chartooo:axis-type="auto">
            <chartooo:date-scale/>
            <chart:categories table:cell-range-address="'Checksums (arm64)'.B9:'Checksums (arm64)'.H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hecksums (arm64)'.B10:'Checksums (arm64)'.H10" chart:label-cell-address="'Checksums (arm64)'.A10:'Checksums (arm64)'.A10" chart:class="chart:bar">
            <chart:data-point chart:repeated="7"/>
          </chart:series>
          <chart:series chart:style-name="ch8" chart:values-cell-range-address="'Checksums (arm64)'.B11:'Checksums (arm64)'.H11" chart:label-cell-address="'Checksums (arm64)'.A11:'Checksums (arm64)'.A11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ler32</text:p>
                <draw:g>
                  <svg:desc>'Checksums (arm64)'.B9:'Checksums (arm64)'.H9</svg:desc>
                </draw:g>
              </table:table-cell>
              <table:table-cell office:value-type="string">
                <text:p>CRC16 CCITT</text:p>
              </table:table-cell>
              <table:table-cell office:value-type="string">
                <text:p>CRC16 IBM</text:p>
              </table:table-cell>
              <table:table-cell office:value-type="string">
                <text:p>CRC32</text:p>
              </table:table-cell>
              <table:table-cell office:value-type="string">
                <text:p>CRC64</text:p>
              </table:table-cell>
              <table:table-cell office:value-type="string">
                <text:p>Fletcher16</text:p>
              </table:table-cell>
              <table:table-cell office:value-type="string">
                <text:p>Fletcher32</text:p>
              </table:table-cell>
            </table:table-row>
          </table:table-header-rows>
          <table:table-rows>
            <table:table-row>
              <table:table-cell office:value-type="string">
                <text:p>Aaru 6</text:p>
                <draw:g>
                  <svg:desc>'Checksums (arm64)'.A10:'Checksums (arm64)'.A10</svg:desc>
                </draw:g>
              </table:table-cell>
              <table:table-cell office:value-type="float" office:value="3.49282484765087">
                <text:p>3.49282484765087</text:p>
                <draw:g>
                  <svg:desc>'Checksums (arm64)'.B10:'Checksums (arm64)'.H10</svg:desc>
                </draw:g>
              </table:table-cell>
              <table:table-cell office:value-type="float" office:value="1.40078778926637">
                <text:p>1.40078778926637</text:p>
              </table:table-cell>
              <table:table-cell office:value-type="float" office:value="1.24458650080627">
                <text:p>1.24458650080627</text:p>
              </table:table-cell>
              <table:table-cell office:value-type="float" office:value="4.51424530208123">
                <text:p>4.51424530208123</text:p>
              </table:table-cell>
              <table:table-cell office:value-type="float" office:value="1.43735076748152">
                <text:p>1.43735076748152</text:p>
              </table:table-cell>
              <table:table-cell office:value-type="float" office:value="3.34398567119155">
                <text:p>3.34398567119155</text:p>
              </table:table-cell>
              <table:table-cell office:value-type="float" office:value="3.67857522594365">
                <text:p>3.67857522594365</text:p>
              </table:table-cell>
            </table:table-row>
            <table:table-row>
              <table:table-cell office:value-type="string">
                <text:p>AaruNative</text:p>
                <draw:g>
                  <svg:desc>'Checksums (arm64)'.A11:'Checksums (arm64)'.A11</svg:desc>
                </draw:g>
              </table:table-cell>
              <table:table-cell office:value-type="float" office:value="9.68547288089398">
                <text:p>9.68547288089398</text:p>
                <draw:g>
                  <svg:desc>'Checksums (arm64)'.B11:'Checksums (arm64)'.H11</svg:desc>
                </draw:g>
              </table:table-cell>
              <table:table-cell office:value-type="float" office:value="4.69568805446668">
                <text:p>4.69568805446668</text:p>
              </table:table-cell>
              <table:table-cell office:value-type="float" office:value="4.38534902597403">
                <text:p>4.38534902597403</text:p>
              </table:table-cell>
              <table:table-cell office:value-type="float" office:value="6.05447154471545">
                <text:p>6.05447154471545</text:p>
              </table:table-cell>
              <table:table-cell office:value-type="float" office:value="4.20542248835662">
                <text:p>4.20542248835662</text:p>
              </table:table-cell>
              <table:table-cell office:value-type="float" office:value="7.70649576363241">
                <text:p>7.70649576363241</text:p>
              </table:table-cell>
              <table:table-cell office:value-type="float" office:value="7.94967830882353">
                <text:p>7.94967830882353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1.2$Linux_X86_64 LibreOffice_project/20$Build-2</meta:generator>
  </office:meta>
</office:document-meta>
</file>

<file path=Object 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ffffff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0.84cm" svg:height="14.982cm" xlink:href=".." xlink:type="simple" chart:class="chart:bar" chart:style-name="ch1">
        <chart:legend chart:legend-position="end" svg:x="28.603cm" svg:y="6.694cm" style:legend-expansion="high" chart:style-name="ch2"/>
        <chart:plot-area chart:style-name="ch3" table:cell-range-address="'Hashes (arm64)'.A1:'Hashes (arm64)'.F4" chart:data-source-has-labels="both" svg:x="1.627cm" svg:y="0.299cm" svg:width="26.36cm" svg:height="14.384cm">
          <chart:coordinate-region svg:x="2.248cm" svg:y="0.498cm" svg:width="25.739cm" svg:height="13.538cm"/>
          <chart:axis chart:dimension="x" chart:name="primary-x" chart:style-name="ch4" chartooo:axis-type="auto">
            <chartooo:date-scale/>
            <chart:categories table:cell-range-address="'Hashes (arm64)'.B1:'Hashes (arm64)'.F1"/>
          </chart:axis>
          <chart:axis chart:dimension="y" chart:name="primary-y" chart:style-name="ch5">
            <chart:title svg:x="0.451cm" svg:y="7.76cm" chart:style-name="ch6">
              <text:p>ms</text:p>
            </chart:title>
          </chart:axis>
          <chart:series chart:style-name="ch7" chart:values-cell-range-address="'Hashes (arm64)'.B2:'Hashes (arm64)'.F2" chart:label-cell-address="'Hashes (arm64)'.A2:'Hashes (arm64)'.A2" chart:class="chart:bar">
            <chart:data-point chart:repeated="5"/>
          </chart:series>
          <chart:series chart:style-name="ch8" chart:values-cell-range-address="'Hashes (arm64)'.B3:'Hashes (arm64)'.F3" chart:label-cell-address="'Hashes (arm64)'.A3:'Hashes (arm64)'.A3" chart:class="chart:bar">
            <chart:data-point chart:repeated="5"/>
          </chart:series>
          <chart:series chart:style-name="ch9" chart:values-cell-range-address="'Hashes (arm64)'.B4:'Hashes (arm64)'.F4" chart:label-cell-address="'Hashes (arm64)'.A4:'Hashes (arm64)'.A4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D5</text:p>
                <draw:g>
                  <svg:desc>'Hashes (arm64)'.B1:'Hashes (arm64)'.F1</svg:desc>
                </draw:g>
              </table:table-cell>
              <table:table-cell office:value-type="string">
                <text:p>SHA1</text:p>
              </table:table-cell>
              <table:table-cell office:value-type="string">
                <text:p>SHA256</text:p>
              </table:table-cell>
              <table:table-cell office:value-type="string">
                <text:p>SHA384</text:p>
              </table:table-cell>
              <table:table-cell office:value-type="string">
                <text:p>SHA512</text:p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Hashes (arm64)'.A2:'Hashes (arm64)'.A2</svg:desc>
                </draw:g>
              </table:table-cell>
              <table:table-cell office:value-type="float" office:value="8.102">
                <text:p>8.102</text:p>
                <draw:g>
                  <svg:desc>'Hashes (arm64)'.B2:'Hashes (arm64)'.F2</svg:desc>
                </draw:g>
              </table:table-cell>
              <table:table-cell office:value-type="float" office:value="8.904">
                <text:p>8.904</text:p>
              </table:table-cell>
              <table:table-cell office:value-type="float" office:value="13.41">
                <text:p>13.41</text:p>
              </table:table-cell>
              <table:table-cell office:value-type="float" office:value="10.122">
                <text:p>10.122</text:p>
              </table:table-cell>
              <table:table-cell office:value-type="float" office:value="9.847">
                <text:p>9.847</text:p>
              </table:table-cell>
            </table:table-row>
            <table:table-row>
              <table:table-cell office:value-type="string">
                <text:p>OpenSSL</text:p>
                <draw:g>
                  <svg:desc>'Hashes (arm64)'.A3:'Hashes (arm64)'.A3</svg:desc>
                </draw:g>
              </table:table-cell>
              <table:table-cell office:value-type="float" office:value="8.231">
                <text:p>8.231</text:p>
                <draw:g>
                  <svg:desc>'Hashes (arm64)'.B3:'Hashes (arm64)'.F3</svg:desc>
                </draw:g>
              </table:table-cell>
              <table:table-cell office:value-type="float" office:value="8.723">
                <text:p>8.723</text:p>
              </table:table-cell>
              <table:table-cell office:value-type="float" office:value="13.49">
                <text:p>13.49</text:p>
              </table:table-cell>
              <table:table-cell office:value-type="float" office:value="10.178">
                <text:p>10.178</text:p>
              </table:table-cell>
              <table:table-cell office:value-type="float" office:value="10.091">
                <text:p>10.091</text:p>
              </table:table-cell>
            </table:table-row>
            <table:table-row>
              <table:table-cell office:value-type="string">
                <text:p>rhash</text:p>
                <draw:g>
                  <svg:desc>'Hashes (arm64)'.A4:'Hashes (arm64)'.A4</svg:desc>
                </draw:g>
              </table:table-cell>
              <table:table-cell office:value-type="float" office:value="8.177">
                <text:p>8.177</text:p>
                <draw:g>
                  <svg:desc>'Hashes (arm64)'.B4:'Hashes (arm64)'.F4</svg:desc>
                </draw:g>
              </table:table-cell>
              <table:table-cell office:value-type="float" office:value="8.772">
                <text:p>8.772</text:p>
              </table:table-cell>
              <table:table-cell office:value-type="float" office:value="13.39">
                <text:p>13.39</text:p>
              </table:table-cell>
              <table:table-cell office:value-type="float" office:value="9.738">
                <text:p>9.738</text:p>
              </table:table-cell>
              <table:table-cell office:value-type="float" office:value="9.916">
                <text:p>9.916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1.2$Linux_X86_64 LibreOffice_project/20$Build-2</meta:generator>
  </office:meta>
</office:document-meta>
</file>

<file path=Object 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